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6.81pt" fo:break-before="auto" style:use-optimal-row-height="true"/>
    </style:style>
    <style:style style:name="ro2" style:family="table-row">
      <style:table-row-properties style:row-height="14.4pt" fo:break-before="auto" style:use-optimal-row-height="true"/>
    </style:style>
    <style:style style:name="ro3" style:family="table-row">
      <style:table-row-properties style:row-height="11.99pt" fo:break-before="auto" style:use-optimal-row-height="true"/>
    </style:style>
    <style:style style:name="ro4" style:family="table-row">
      <style:table-row-properties style:row-height="12.19pt" fo:break-before="auto" style:use-optimal-row-height="true"/>
    </style:style>
    <style:style style:name="ro5" style:family="table-row">
      <style:table-row-properties style:row-height="23.3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48"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5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5"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56"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5"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000000"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91" style:family="table-cell" style:parent-style-name="Default">
      <style:table-cell-properties fo:background-color="#98fb98"/>
      <style:text-properties style:use-window-font-color="true" style:font-name="Liberation Sans" fo:font-weight="normal" style:font-name-asian="Droid Sans Fallback" style:font-weight-asian="normal" style:font-name-complex="FreeSans" style:font-weight-complex="normal"/>
    </style:style>
    <style:style style:name="ce92" style:family="table-cell" style:parent-style-name="Default">
      <style:table-cell-properties fo:background-color="#98fb98"/>
      <style:text-properties style:font-name="Liberation Sans" style:font-name-asian="Droid Sans Fallback" style:font-name-complex="FreeSans"/>
    </style:style>
    <style:style style:name="ce47"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03pt">
            <loext:p/>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LoneWolf</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5" table:content-validation-name="val3" office:value-type="string" calcext:value-type="string" table:number-columns-spanned="5" table:number-rows-spanned="1">
            <text:p>Henry Bang</text:p>
          </table:table-cell>
          <table:covered-table-cell table:number-columns-repeated="4" table:style-name="ce55"/>
          <table:table-cell table:style-name="ce55" table:content-validation-name="val9" office:value-type="string" calcext:value-type="string">
            <text:p>HB</text:p>
          </table:table-cell>
          <table:table-cell table:style-name="ce12" table:content-validation-name="val10" office:value-type="float" office:value="1001502505" calcext:value-type="float">
            <text:p>1001502505</text:p>
          </table:table-cell>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48"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48" office:value-type="float" office:value="1" calcext:value-type="float">
            <text:p>1</text:p>
          </table:table-cell>
          <table:table-cell table:style-name="ce6" table:formula="of:=[.B12]-[.C13]" office:value-type="float" office:value="34" calcext:value-type="float">
            <text:p>34</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48" office:value-type="float" office:value="2" calcext:value-type="float">
            <text:p>2</text:p>
          </table:table-cell>
          <table:table-cell table:style-name="ce6" table:formula="of:=[.B13]-[.C14]" office:value-type="float" office:value="31" calcext:value-type="float">
            <text:p>31</text:p>
          </table:table-cell>
          <table:table-cell table:style-name="ce16" table:formula="of:=COUNTIF([.F$24:.F$105];&quot;Finished in Sprint 2&quot;)" office:value-type="float" office:value="3" calcext:value-type="float">
            <text:p>3</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48" office:value-type="float" office:value="3" calcext:value-type="float">
            <text:p>3</text:p>
          </table:table-cell>
          <table:table-cell table:style-name="ce6" table:formula="of:=[.B14]-[.C15]" office:value-type="float" office:value="25" calcext:value-type="float">
            <text:p>25</text:p>
          </table:table-cell>
          <table:table-cell table:style-name="ce16" table:formula="of:=COUNTIF([.F$24:.F$105];&quot;Finished in Sprint 3&quot;)" office:value-type="float" office:value="6" calcext:value-type="float">
            <text:p>6</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48" office:value-type="float" office:value="4" calcext:value-type="float">
            <text:p>4</text:p>
          </table:table-cell>
          <table:table-cell table:style-name="ce6" table:formula="of:=[.B15]-[.C16]" office:value-type="float" office:value="25" calcext:value-type="float">
            <text:p>25</text:p>
          </table:table-cell>
          <table:table-cell table:style-name="ce16" table:formula="of:=COUNTIF([.F$24:.F$105];&quot;Finished in Sprint 4&quot;)" office:value-type="float" office:value="0" calcext:value-type="float">
            <text:p>0</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48" office:value-type="float" office:value="5" calcext:value-type="float">
            <text:p>5</text:p>
          </table:table-cell>
          <table:table-cell table:style-name="ce6" table:formula="of:=[.B16]-[.C17]" office:value-type="float" office:value="25" calcext:value-type="float">
            <text:p>25</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48" office:value-type="float" office:value="6" calcext:value-type="float">
            <text:p>6</text:p>
          </table:table-cell>
          <table:table-cell table:style-name="ce6" table:formula="of:=[.B17]-[.C18]" office:value-type="float" office:value="25" calcext:value-type="float">
            <text:p>25</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50" table:number-columns-repeated="4"/>
          <table:table-cell table:style-name="ce19" office:value-type="string" calcext:value-type="string" table:number-columns-spanned="2" table:number-rows-spanned="1">
            <text:p>Sprints <text:s text:c="15"/></text:p>
          </table:table-cell>
          <table:covered-table-cell table:style-name="ce50"/>
          <table:table-cell table:style-name="ce50"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48" table:content-validation-name="val4" office:value-type="float" office:value="1" calcext:value-type="float">
            <text:p>1</text:p>
          </table:table-cell>
          <table:table-cell table:style-name="ce48" table:content-validation-name="val5" office:value-type="float" office:value="1" calcext:value-type="float">
            <text:p>1</text:p>
          </table:table-cell>
          <table:table-cell table:style-name="ce48"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48" table:content-validation-name="val4" office:value-type="float" office:value="2" calcext:value-type="float">
            <text:p>2</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48" table:content-validation-name="val4" office:value-type="float" office:value="3" calcext:value-type="float">
            <text:p>3</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48" table:content-validation-name="val4" office:value-type="float" office:value="4" calcext:value-type="float">
            <text:p>4</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48" table:content-validation-name="val4" office:value-type="float" office:value="5" calcext:value-type="float">
            <text:p>5</text:p>
          </table:table-cell>
          <table:table-cell table:style-name="ce48" table:content-validation-name="val5" office:value-type="float" office:value="2" calcext:value-type="float">
            <text:p>2</text:p>
          </table:table-cell>
          <table:table-cell table:style-name="ce48"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48" table:content-validation-name="val4" office:value-type="float" office:value="6" calcext:value-type="float">
            <text:p>6</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48" table:content-validation-name="val4" office:value-type="float" office:value="7" calcext:value-type="float">
            <text:p>7</text:p>
          </table:table-cell>
          <table:table-cell table:style-name="ce48" table:content-validation-name="val5" office:value-type="float" office:value="3" calcext:value-type="float">
            <text:p>3</text:p>
          </table:table-cell>
          <table:table-cell table:style-name="ce48"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48" table:content-validation-name="val4" office:value-type="float" office:value="8" calcext:value-type="float">
            <text:p>8</text:p>
          </table:table-cell>
          <table:table-cell table:style-name="ce48" table:content-validation-name="val5" office:value-type="float" office:value="3" calcext:value-type="float">
            <text:p>3</text:p>
          </table:table-cell>
          <table:table-cell table:style-name="ce48"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48" table:content-validation-name="val4" office:value-type="float" office:value="9" calcext:value-type="float">
            <text:p>9</text:p>
          </table:table-cell>
          <table:table-cell table:style-name="ce48" table:content-validation-name="val5" office:value-type="float" office:value="3" calcext:value-type="float">
            <text:p>3</text:p>
          </table:table-cell>
          <table:table-cell table:style-name="ce48" table:content-validation-name="val6" office:value-type="float" office:value="2" calcext:value-type="float">
            <text:p>2</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48" table:content-validation-name="val4" office:value-type="float" office:value="10" calcext:value-type="float">
            <text:p>10</text:p>
          </table:table-cell>
          <table:table-cell table:style-name="ce48" table:content-validation-name="val5" office:value-type="float" office:value="3" calcext:value-type="float">
            <text:p>3</text:p>
          </table:table-cell>
          <table:table-cell table:style-name="ce48" table:content-validation-name="val6" office:value-type="float" office:value="13" calcext:value-type="float">
            <text:p>1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48" table:content-validation-name="val4" office:value-type="float" office:value="11" calcext:value-type="float">
            <text:p>11</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48" table:content-validation-name="val4" office:value-type="float" office:value="12" calcext:value-type="float">
            <text:p>12</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48" table:content-validation-name="val4" office:value-type="float" office:value="13" calcext:value-type="float">
            <text:p>13</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48" table:content-validation-name="val4" office:value-type="float" office:value="14" calcext:value-type="float">
            <text:p>14</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48" table:content-validation-name="val4" office:value-type="float" office:value="15" calcext:value-type="float">
            <text:p>15</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48" table:content-validation-name="val4" office:value-type="float" office:value="16" calcext:value-type="float">
            <text:p>16</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48" table:content-validation-name="val4" office:value-type="float" office:value="17" calcext:value-type="float">
            <text:p>17</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48" table:content-validation-name="val4" office:value-type="float" office:value="18" calcext:value-type="float">
            <text:p>18</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48" table:content-validation-name="val4" office:value-type="float" office:value="19" calcext:value-type="float">
            <text:p>19</text:p>
          </table:table-cell>
          <table:table-cell table:style-name="ce48" table:content-validation-name="val5" office:value-type="float" office:value="6" calcext:value-type="float">
            <text:p>6</text:p>
          </table:table-cell>
          <table:table-cell table:style-name="ce48" table:content-validation-name="val6" office:value-type="float" office:value="3" calcext:value-type="float">
            <text:p>3</text:p>
          </table:table-cell>
          <table:table-cell table:style-name="ce20" table:content-validation-name="val7" office:value-type="float" office:value="6" calcext:value-type="float">
            <text:p>6</text:p>
          </table:table-cell>
          <table:table-cell table:style-name="ce20" table:content-validation-name="val8" office:value-type="string" calcext:value-type="string">
            <text:p>In Test</text:p>
          </table:table-cell>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48" table:content-validation-name="val4" office:value-type="float" office:value="20" calcext:value-type="float">
            <text:p>20</text:p>
          </table:table-cell>
          <table:table-cell table:style-name="ce48" table:content-validation-name="val5" office:value-type="float" office:value="6" calcext:value-type="float">
            <text:p>6</text:p>
          </table:table-cell>
          <table:table-cell table:style-name="ce48" table:content-validation-name="val6" office:value-type="float" office:value="8" calcext:value-type="float">
            <text:p>8</text:p>
          </table:table-cell>
          <table:table-cell table:style-name="ce20" table:content-validation-name="val7" office:value-type="float" office:value="6" calcext:value-type="float">
            <text:p>6</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48" table:content-validation-name="val4" office:value-type="float" office:value="21" calcext:value-type="float">
            <text:p>21</text:p>
          </table:table-cell>
          <table:table-cell table:style-name="ce48" table:content-validation-name="val5" office:value-type="float" office:value="6" calcext:value-type="float">
            <text:p>6</text:p>
          </table:table-cell>
          <table:table-cell table:style-name="ce48" table:content-validation-name="val6" office:value-type="float" office:value="5" calcext:value-type="float">
            <text:p>5</text:p>
          </table:table-cell>
          <table:table-cell table:style-name="ce20" table:content-validation-name="val7" office:value-type="float" office:value="6" calcext:value-type="float">
            <text:p>6</text:p>
          </table:table-cell>
          <table:table-cell table:style-name="ce2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48" table:content-validation-name="val4" office:value-type="float" office:value="22" calcext:value-type="float">
            <text:p>22</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48" table:content-validation-name="val4" office:value-type="float" office:value="23" calcext:value-type="float">
            <text:p>23</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48" table:content-validation-name="val4" office:value-type="float" office:value="24" calcext:value-type="float">
            <text:p>24</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48" table:content-validation-name="val4" office:value-type="float" office:value="25" calcext:value-type="float">
            <text:p>25</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48" table:content-validation-name="val4" office:value-type="float" office:value="26" calcext:value-type="float">
            <text:p>26</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48" table:content-validation-name="val4" office:value-type="float" office:value="27" calcext:value-type="float">
            <text:p>2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48" table:content-validation-name="val4" office:value-type="float" office:value="28" calcext:value-type="float">
            <text:p>28</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48" table:content-validation-name="val4" office:value-type="float" office:value="29" calcext:value-type="float">
            <text:p>29</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48" table:content-validation-name="val4" office:value-type="float" office:value="30" calcext:value-type="float">
            <text:p>30</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48" table:content-validation-name="val4" office:value-type="float" office:value="31" calcext:value-type="float">
            <text:p>31</text:p>
          </table:table-cell>
          <table:table-cell table:style-name="ce48" table:content-validation-name="val5"/>
          <table:table-cell table:style-name="ce48"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48" table:content-validation-name="val4" office:value-type="float" office:value="32" calcext:value-type="float">
            <text:p>32</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48" table:content-validation-name="val4" office:value-type="float" office:value="33" calcext:value-type="float">
            <text:p>33</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48" table:content-validation-name="val4" office:value-type="float" office:value="34" calcext:value-type="float">
            <text:p>34</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48" table:content-validation-name="val4" office:value-type="float" office:value="35" calcext:value-type="float">
            <text:p>35</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48" table:content-validation-name="val4" office:value-type="float" office:value="36" calcext:value-type="float">
            <text:p>36</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48" table:content-validation-name="val4" office:value-type="float" office:value="37" calcext:value-type="float">
            <text:p>3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48" table:content-validation-name="val4"/>
          <table:table-cell table:style-name="ce48" table:content-validation-name="val5"/>
          <table:table-cell table:style-name="ce48"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12pt">
            <loext:p/>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3" calcext:value-type="float">
            <text:p>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0" calcext:value-type="float">
            <text:p>0</text:p>
          </table:table-cell>
          <table:table-cell table:style-name="ce35" table:formula="of:=COUNTIF([.E$17:.E$995]; &quot;Completed Day 4&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0" calcext:value-type="float">
            <text:p>0</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4" office:value-type="string" calcext:value-type="string">
            <text:p>Create flavor class with private variables name, description,stock, wholesale, and retail price, with get and to string method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container class with extra variable to store the max number of scoop the container can hol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7">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toppings class with a way to maintain the amount of toppings light, normal and heavy</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7">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7">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7">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12pt">
            <loext:p/>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9" calcext:value-type="float">
            <text:p>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9" calcext:value-type="float">
            <text:p>9</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9" calcext:value-type="float">
            <text:p>9</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9" calcext:value-type="float">
            <text:p>9</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7" calcext:value-type="float">
            <text:p>7</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6" calcext:value-type="float">
            <text:p>6</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91" office:value-type="string" calcext:value-type="string">
            <text:p>Convert console to gui with dropdown menu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7">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style-name="ce92" table:content-validation-name="val14" office:value-type="string" calcext:value-type="string">
            <text:p>make on_click methods with dropdown selection for flavors, toppings, and container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7">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style-name="ce92" table:content-validation-name="val14" office:value-type="string" calcext:value-type="string">
            <text:p>Make create serving dropdown menu with comboboxtext appended by all items with infinite topping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to_string method for serving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order class with vector&lt;Serving&gt;</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order class with customer details in possibly vector</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server class with person class detail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person class to custom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M</text:p>
          </table:table-cell>
          <table:table-cell table:content-validation-name="val13"/>
          <table:table-cell table:content-validation-name="val14" office:value-type="string" calcext:value-type="string">
            <text:p>person class to manag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12pt">
            <loext:p/>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6" calcext:value-type="float">
            <text:p>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6" calcext:value-type="float">
            <text:p>6</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6" calcext:value-type="float">
            <text:p>6</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6" calcext:value-type="float">
            <text:p>6</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6" calcext:value-type="float">
            <text:p>6</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1" office:value-type="float" office:value="1" calcext:value-type="float">
            <text:p>1</text:p>
          </table:table-cell>
          <table:table-cell table:content-validation-name="val12" office:value-type="string" calcext:value-type="string">
            <text:p>PS</text:p>
          </table:table-cell>
          <table:table-cell table:content-validation-name="val13"/>
          <table:table-cell table:style-name="ce44" office:value-type="string" calcext:value-type="string">
            <text:p>bool list_serving to confirm at the end of creating serving</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Add server class to menu bar</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add customer class to menu bar</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add a dialog at the end of serving to keep adding servings to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create popup dialog for customer or server for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OB</text:p>
          </table:table-cell>
          <table:table-cell table:content-validation-name="val13"/>
          <table:table-cell table:content-validation-name="val14" office:value-type="string" calcext:value-type="string">
            <text:p>create popup dialog for customer or server for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12pt">
            <loext:p/>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12pt">
            <loext:p/>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12pt">
            <loext:p/>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8">00/00/0000</text:date>, <text:time style:data-style-name="N2" text:time-value="22:50:41.91676228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08T22:54:32.288896742</dc:date>
    <meta:editing-duration>P1DT17H30M5S</meta:editing-duration>
    <meta:editing-cycles>133</meta:editing-cycles>
    <meta:generator>LibreOffice/5.4.1.2$Linux_X86_64 LibreOffice_project/40m0$Build-2</meta:generator>
    <meta:document-statistic meta:table-count="7" meta:cell-count="1157"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6.006cm" svg:height="7.961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